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officeooo:rsid="001e6de9" officeooo:paragraph-rsid="001e6de9"/>
    </style:style>
    <style:style style:name="P2" style:family="paragraph" style:parent-style-name="Standard">
      <style:paragraph-properties fo:text-align="start" style:justify-single-word="false"/>
      <style:text-properties style:font-name="Liberation Sans" officeooo:rsid="002069df" officeooo:paragraph-rsid="002069df"/>
    </style:style>
    <style:style style:name="P3" style:family="paragraph" style:parent-style-name="Standard">
      <style:paragraph-properties fo:text-align="start" style:justify-single-word="false"/>
      <style:text-properties style:font-name="Liberation Sans" officeooo:rsid="00209c2a" officeooo:paragraph-rsid="00209c2a"/>
    </style:style>
    <style:style style:name="P4" style:family="paragraph" style:parent-style-name="Standard">
      <style:paragraph-properties fo:text-align="start" style:justify-single-word="false"/>
      <style:text-properties style:font-name="Liberation Sans" officeooo:rsid="00209c2a" officeooo:paragraph-rsid="0021166d"/>
    </style:style>
    <style:style style:name="P5" style:family="paragraph" style:parent-style-name="Standard">
      <style:paragraph-properties fo:text-align="start" style:justify-single-word="false"/>
      <style:text-properties style:font-name="Liberation Sans" officeooo:rsid="0020a65f" officeooo:paragraph-rsid="0020a65f"/>
    </style:style>
    <style:style style:name="P6" style:family="paragraph" style:parent-style-name="Standard" style:list-style-name="L1">
      <style:paragraph-properties fo:text-align="start" style:justify-single-word="false"/>
      <style:text-properties style:font-name="Liberation Sans" officeooo:rsid="0020a65f" officeooo:paragraph-rsid="0020a65f"/>
    </style:style>
    <style:style style:name="P7" style:family="paragraph" style:parent-style-name="Standard" style:list-style-name="L1">
      <style:paragraph-properties fo:text-align="start" style:justify-single-word="false"/>
      <style:text-properties style:font-name="Liberation Sans" officeooo:paragraph-rsid="0020a65f"/>
    </style:style>
    <style:style style:name="P8" style:family="paragraph" style:parent-style-name="Standard">
      <style:paragraph-properties fo:text-align="start" style:justify-single-word="false"/>
      <style:text-properties style:font-name="Liberation Sans" style:text-underline-style="solid" style:text-underline-width="auto" style:text-underline-color="font-color" fo:font-weight="bold" officeooo:rsid="002069df" officeooo:paragraph-rsid="002069df" style:font-weight-asian="bold" style:font-weight-complex="bold"/>
    </style:style>
    <style:style style:name="P9" style:family="paragraph" style:parent-style-name="Standard">
      <style:paragraph-properties fo:text-align="start" style:justify-single-word="false"/>
      <style:text-properties style:font-name="Liberation Sans" style:text-underline-style="solid" style:text-underline-width="auto" style:text-underline-color="font-color" fo:font-weight="bold" officeooo:rsid="0020a65f" officeooo:paragraph-rsid="0020a65f" style:font-weight-asian="bold" style:font-weight-complex="bold"/>
    </style:style>
    <style:style style:name="P10" style:family="paragraph" style:parent-style-name="Standard">
      <style:paragraph-properties fo:text-align="start" style:justify-single-word="false"/>
      <style:text-properties style:font-name="Liberation Sans" fo:font-size="18pt" fo:font-weight="bold" officeooo:rsid="001e6de9" officeooo:paragraph-rsid="001e6de9"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Liberation Sans" style:text-underline-style="none" fo:font-weight="normal" officeooo:rsid="0020a65f" officeooo:paragraph-rsid="0020a65f" style:font-weight-asian="normal" style:font-weight-complex="normal"/>
    </style:style>
    <style:style style:name="P12" style:family="paragraph" style:parent-style-name="Standard">
      <style:paragraph-properties fo:text-align="start" style:justify-single-word="false"/>
      <style:text-properties style:font-name="Liberation Sans" officeooo:rsid="0022ebdf" officeooo:paragraph-rsid="0022ebdf"/>
    </style:style>
    <style:style style:name="T1" style:family="text">
      <style:text-properties officeooo:rsid="00209c2a"/>
    </style:style>
    <style:style style:name="T2" style:family="text">
      <style:text-properties officeooo:rsid="0020a65f"/>
    </style:style>
    <style:style style:name="T3" style:family="text">
      <style:text-properties officeooo:rsid="0021166d"/>
    </style:style>
    <style:style style:name="T4" style:family="text">
      <style:text-properties officeooo:rsid="0022eb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umentation : Porte poulailler automatique</text:p>
      <text:p text:style-name="P1"/>
      <text:p text:style-name="P8">Fonctionnement :</text:p>
      <text:p text:style-name="P2">La porte s’ouvre et se ferme automatiquement en fonction du soleil.</text:p>
      <text:p text:style-name="P2"/>
      <text:p text:style-name="P2">Dans le mode « normal », la porte s’ouvrira dès que les premiers rayons du soleil seront visibles du poulailler. Il est possible de retarder cette ouverture d’une heure, pour cela voir la section configuration ci-dessous. De la même façon, dès que la luminosité ambiante diminue suffisamment, la porte se fermera. On peut aussi configurer un délai d’une heure pour la retarder la fermeture de la porte, afin d’être sûr qu’aucune poule ne reste coincée dehors.</text:p>
      <text:p text:style-name="P2"/>
      <text:p text:style-name="P12">Le mode normal est désactivé temporairement quand on appuie sur le bouton d’ouverture/fermeture manuelle (voir ci-dessous).</text:p>
      <text:p text:style-name="P2"/>
      <text:p text:style-name="P3">Si un obstacle est présent lors de la fermeture de la porte, elle remontera automatiquement. Elle retentera de se fermer 10 minutes plus tard.</text:p>
      <text:p text:style-name="P3"/>
      <text:p text:style-name="P9">Ouverture/<text:span text:style-name="T4">fermeture</text:span> manuelle :</text:p>
      <text:p text:style-name="P4">Un bouton à l’extérieur du poulailler permet de manuellement ouvrir ou fermer la porte. <text:span text:style-name="T3">Attention, l</text:span><text:span text:style-name="T2">’ouverture/</text:span><text:span text:style-name="T3">fermeture</text:span><text:span text:style-name="T2"> manuelle doit être utilisée « en dernier recours », afin d’éviter que la porte reste ouverte ou fermée lorsqu’elle ne devrait pas l’être. </text:span></text:p>
      <text:p text:style-name="P4"/>
      <text:p text:style-name="P4"><text:span text:style-name="T2">Comportement de la porte après ouverture/fermeture manuelle :</text:span></text:p>
      <text:list xml:id="list1877586995" text:style-name="L1">
        <text:list-item>
          <text:p text:style-name="P7"><text:span text:style-name="T1">Si on ouvre manuellement la porte q</text:span><text:span text:style-name="T2">uand le soleil est levé</text:span><text:span text:style-name="T1">, elle se fermera automatiquement a</text:span><text:span text:style-name="T2">u</text:span><text:span text:style-name="T1"> coucher d</text:span><text:span text:style-name="T2">u</text:span><text:span text:style-name="T1"> soleil.</text:span></text:p>
        </text:list-item>
        <text:list-item>
          <text:p text:style-name="P6">Si on ouvre manuellement la porte quand le soleil est couché, elle ne se fermera automatiquement qu’au prochain coucher de soleil, et restera donc ouverte toute la nuit !</text:p>
        </text:list-item>
        <text:list-item>
          <text:p text:style-name="P7"><text:span text:style-name="T1">Si on ferme manuellement la porte alors que le soleil n’est pas couché, elle ne s’ouvrira pas avant le prochain lever de soleil, </text:span><text:span text:style-name="T2">et restera donc fermée toute la journée !</text:span></text:p>
        </text:list-item>
        <text:list-item>
          <text:p text:style-name="P6">Si on ferme manuellement la porte quand le soleil est couché, elle s’ouvrira automatiquement au lever du soleil.</text:p>
        </text:list-item>
      </text:list>
      <text:p text:style-name="P5">À <text:span text:style-name="T4">la prochaine ouverture/fermeture automatique, le système repassera en mode normal.</text:span></text:p>
      <text:p text:style-name="P1"/>
      <text:p text:style-name="P9">Configuration : </text:p>
      <text:p text:style-name="P5">Sur la carte électronique deux interupteurs (voir photos ci-dessous) permettent de configurer un délai d’une heure pour retarder l’ouverture ou la fermeture de la porte.</text:p>
      <text:p text:style-name="P1"/>
      <text:p text:style-name="P8">Câblage de la carte :</text:p>
      <text:p text:style-name="P11">Voici un schéma présentant le câblage de la cart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6T14:36:50.262559281</meta:creation-date>
    <dc:date>2021-07-26T16:14:39.606062956</dc:date>
    <meta:editing-duration>PT57M8S</meta:editing-duration>
    <meta:editing-cycles>2</meta:editing-cycles>
    <meta:generator>LibreOffice/7.1.4.2$Linux_X86_64 LibreOffice_project/10$Build-2</meta:generator>
    <meta:document-statistic meta:table-count="0" meta:image-count="0" meta:object-count="0" meta:page-count="1" meta:paragraph-count="18" meta:word-count="338" meta:character-count="2111" meta:non-whitespace-character-count="1793"/>
  </office:meta>
</office:document-meta>
</file>